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93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3.6071in"/>
    </style:style>
    <style:style style:name="co6" style:family="table-column">
      <style:table-column-properties fo:break-before="auto" style:column-width="4.557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Auth</text:p>
          </table:table-cell>
          <table:table-cell table:style-name="ce4" office:value-type="string">
            <text:p>URL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Action</text:p>
          </table:table-cell>
          <table:table-cell table:style-name="ce5" office:value-type="string">
            <text:p>Parameters</text:p>
          </table:table-cell>
          <table:table-cell table:style-name="ce6" office:value-type="string">
            <text:p>Description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Home</text:p>
          </table:table-cell>
          <table:table-cell office:value-type="string">
            <text:p>Index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</text:p>
          </table:table-cell>
          <table:table-cell office:value-type="string">
            <text:p>Home</text:p>
          </table:table-cell>
          <table:table-cell office:value-type="string">
            <text:p>Inde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/Music</text:p>
          </table:table-cell>
          <table:table-cell office:value-type="string">
            <text:p>Music</text:p>
          </table:table-cell>
          <table:table-cell office:value-type="string">
            <text:p>Index</text:p>
          </table:table-cell>
          <table:table-cell/>
          <table:table-cell office:value-type="string">
            <text:p>Lists all works, page 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Music/Page/2</text:p>
          </table:table-cell>
          <table:table-cell office:value-type="string">
            <text:p>Music</text:p>
          </table:table-cell>
          <table:table-cell office:value-type="string">
            <text:p>Index</text:p>
          </table:table-cell>
          <table:table-cell office:value-type="string">
            <text:p>page=2</text:p>
          </table:table-cell>
          <table:table-cell office:value-type="string">
            <text:p>Lists all works, page 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Music/2</text:p>
          </table:table-cell>
          <table:table-cell office:value-type="string">
            <text:p>Music</text:p>
          </table:table-cell>
          <table:table-cell office:value-type="string">
            <text:p>Index</text:p>
          </table:table-cell>
          <table:table-cell office:value-type="string">
            <text:p>page=2</text:p>
          </table:table-cell>
          <table:table-cell office:value-type="string">
            <text:p>Lists all works, page 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Music/Collection/Band1/Collection1</text:p>
          </table:table-cell>
          <table:table-cell office:value-type="string">
            <text:p>Music</text:p>
          </table:table-cell>
          <table:table-cell office:value-type="string">
            <text:p>Collection</text:p>
          </table:table-cell>
          <table:table-cell office:value-type="string">
            <text:p>artistId=Band1, collectionId=Collection1</text:p>
          </table:table-cell>
          <table:table-cell office:value-type="string">
            <text:p>Display details about Band1's Collection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Music/Work/Band1/Song1</text:p>
          </table:table-cell>
          <table:table-cell office:value-type="string">
            <text:p>Music</text:p>
          </table:table-cell>
          <table:table-cell office:value-type="string">
            <text:p>Work</text:p>
          </table:table-cell>
          <table:table-cell office:value-type="string">
            <text:p>artistId=Band1, workId=Song1</text:p>
          </table:table-cell>
          <table:table-cell office:value-type="string">
            <text:p>Display details about Band1's Song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Music/Work/Band1/Collection1/Song1</text:p>
          </table:table-cell>
          <table:table-cell office:value-type="string">
            <text:p>Music</text:p>
          </table:table-cell>
          <table:table-cell office:value-type="string">
            <text:p>Work</text:p>
          </table:table-cell>
          <table:table-cell office:value-type="string">
            <text:p>artistId=Band1, collectionId=Collection1, workId=Song1</text:p>
          </table:table-cell>
          <table:table-cell office:value-type="string">
            <text:p>Display details about Collection1's Song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/Artist</text:p>
          </table:table-cell>
          <table:table-cell office:value-type="string">
            <text:p>Artist</text:p>
          </table:table-cell>
          <table:table-cell office:value-type="string">
            <text:p>Index</text:p>
          </table:table-cell>
          <table:table-cell/>
          <table:table-cell office:value-type="string">
            <text:p>List all artists, page 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Artist/Page/2</text:p>
          </table:table-cell>
          <table:table-cell office:value-type="string">
            <text:p>Artist</text:p>
          </table:table-cell>
          <table:table-cell office:value-type="string">
            <text:p>Index</text:p>
          </table:table-cell>
          <table:table-cell office:value-type="string">
            <text:p>page=2</text:p>
          </table:table-cell>
          <table:table-cell office:value-type="string">
            <text:p>List all artists, page 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Artist/2</text:p>
          </table:table-cell>
          <table:table-cell office:value-type="string">
            <text:p>Artist</text:p>
          </table:table-cell>
          <table:table-cell office:value-type="string">
            <text:p>Index</text:p>
          </table:table-cell>
          <table:table-cell office:value-type="string">
            <text:p>page=2</text:p>
          </table:table-cell>
          <table:table-cell office:value-type="string">
            <text:p>List all artists, page 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Artist/Profile/Band1</text:p>
          </table:table-cell>
          <table:table-cell office:value-type="string">
            <text:p>Artist</text:p>
          </table:table-cell>
          <table:table-cell office:value-type="string">
            <text:p>Profile</text:p>
          </table:table-cell>
          <table:table-cell office:value-type="string">
            <text:p>artistId=Band1</text:p>
          </table:table-cell>
          <table:table-cell office:value-type="string">
            <text:p>Display Band1's profile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Artist/Create</text:p>
          </table:table-cell>
          <table:table-cell office:value-type="string">
            <text:p>Artist</text:p>
          </table:table-cell>
          <table:table-cell office:value-type="string">
            <text:p>Create</text:p>
          </table:table-cell>
          <table:table-cell/>
          <table:table-cell office:value-type="string">
            <text:p>Display create new artist form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Artist/Edit/Band1</text:p>
          </table:table-cell>
          <table:table-cell office:value-type="string">
            <text:p>Artist</text:p>
          </table:table-cell>
          <table:table-cell office:value-type="string">
            <text:p>Edit</text:p>
          </table:table-cell>
          <table:table-cell office:value-type="string">
            <text:p>artistId=Band1</text:p>
          </table:table-cell>
          <table:table-cell office:value-type="string">
            <text:p>Display edit artist form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Artist/Delete/Band1</text:p>
          </table:table-cell>
          <table:table-cell office:value-type="string">
            <text:p>Artist</text:p>
          </table:table-cell>
          <table:table-cell office:value-type="string">
            <text:p>Delete</text:p>
          </table:table-cell>
          <table:table-cell office:value-type="string">
            <text:p>artistId=Band1</text:p>
          </table:table-cell>
          <table:table-cell office:value-type="string">
            <text:p>Display delete artist for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</text:p>
          </table:table-cell>
          <table:table-cell office:value-type="string">
            <text:p>/MyMusic</text:p>
          </table:table-cell>
          <table:table-cell office:value-type="string">
            <text:p>MyMusic</text:p>
          </table:table-cell>
          <table:table-cell office:value-type="string">
            <text:p>Index</text:p>
          </table:table-cell>
          <table:table-cell/>
          <table:table-cell office:value-type="string">
            <text:p>display “my music” info (recent listens,downloads, artists I manage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</text:p>
          </table:table-cell>
          <table:table-cell office:value-type="string">
            <text:p>/Works/Band1</text:p>
          </table:table-cell>
          <table:table-cell office:value-type="string">
            <text:p>Works</text:p>
          </table:table-cell>
          <table:table-cell office:value-type="string">
            <text:p>Index</text:p>
          </table:table-cell>
          <table:table-cell office:value-type="string">
            <text:p>artistId=Band1</text:p>
          </table:table-cell>
          <table:table-cell office:value-type="string">
            <text:p>display Band1's manage page (see all works with stats and crud link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</text:p>
          </table:table-cell>
          <table:table-cell office:value-type="string">
            <text:p>/AudioWork/Create/Band1</text:p>
          </table:table-cell>
          <table:table-cell office:value-type="string">
            <text:p>AudioWork</text:p>
          </table:table-cell>
          <table:table-cell office:value-type="string">
            <text:p>Create</text:p>
          </table:table-cell>
          <table:table-cell office:value-type="string">
            <text:p>artistId=Band1</text:p>
          </table:table-cell>
          <table:table-cell office:value-type="string">
            <text:p>display create new audio work form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AudioWork/Create/Band1/Collection1</text:p>
          </table:table-cell>
          <table:table-cell office:value-type="string">
            <text:p>AudioWork</text:p>
          </table:table-cell>
          <table:table-cell office:value-type="string">
            <text:p>Create</text:p>
          </table:table-cell>
          <table:table-cell office:value-type="string">
            <text:p>artistId=Band1, collectionId=Collection1</text:p>
          </table:table-cell>
          <table:table-cell office:value-type="string">
            <text:p>display create new audio work form (adding to Collection 1)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AudioWork/Edit/Band1/Song1</text:p>
          </table:table-cell>
          <table:table-cell office:value-type="string">
            <text:p>AudioWork</text:p>
          </table:table-cell>
          <table:table-cell office:value-type="string">
            <text:p>Edit</text:p>
          </table:table-cell>
          <table:table-cell office:value-type="string">
            <text:p>artistId=Band1, workId=song1</text:p>
          </table:table-cell>
          <table:table-cell office:value-type="string">
            <text:p>dispay edit audio work form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AudioWork/Edit/Band1/Collection1/Song1</text:p>
          </table:table-cell>
          <table:table-cell office:value-type="string">
            <text:p>AudioWork</text:p>
          </table:table-cell>
          <table:table-cell office:value-type="string">
            <text:p>Edit</text:p>
          </table:table-cell>
          <table:table-cell office:value-type="string">
            <text:p>artistId=Band1, collectionId=Collection1, workId=Song1</text:p>
          </table:table-cell>
          <table:table-cell office:value-type="string">
            <text:p>display edit audio work form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AudioWork/Delete/Band1/Song1</text:p>
          </table:table-cell>
          <table:table-cell office:value-type="string">
            <text:p>AudioWork</text:p>
          </table:table-cell>
          <table:table-cell office:value-type="string">
            <text:p>Delete</text:p>
          </table:table-cell>
          <table:table-cell office:value-type="string">
            <text:p>artistId=Band1, workId=song1</text:p>
          </table:table-cell>
          <table:table-cell office:value-type="string">
            <text:p>display delete work form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AudioWork/Delete/Band1/Collection1/Song1</text:p>
          </table:table-cell>
          <table:table-cell office:value-type="string">
            <text:p>AudioWork</text:p>
          </table:table-cell>
          <table:table-cell office:value-type="string">
            <text:p>Delete</text:p>
          </table:table-cell>
          <table:table-cell office:value-type="string">
            <text:p>artistId=Band1, collectionId=Collection1, workId=Song1</text:p>
          </table:table-cell>
          <table:table-cell office:value-type="string">
            <text:p>display delete work form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>
            <text:p>*</text:p>
          </table:table-cell>
          <table:table-cell office:value-type="string">
            <text:p>/CollectionWork/Create/Band1</text:p>
          </table:table-cell>
          <table:table-cell office:value-type="string">
            <text:p>CollectionWork</text:p>
          </table:table-cell>
          <table:table-cell office:value-type="string">
            <text:p>Create</text:p>
          </table:table-cell>
          <table:table-cell office:value-type="string">
            <text:p>artistId=Band1</text:p>
          </table:table-cell>
          <table:table-cell office:value-type="string">
            <text:p>display create collection form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CollectionWork/Edit/Band1/Collection1</text:p>
          </table:table-cell>
          <table:table-cell office:value-type="string">
            <text:p>CollectionWork</text:p>
          </table:table-cell>
          <table:table-cell office:value-type="string">
            <text:p>Edit</text:p>
          </table:table-cell>
          <table:table-cell office:value-type="string">
            <text:p>artistId=Band1, collectionId=Collection1</text:p>
          </table:table-cell>
          <table:table-cell office:value-type="string">
            <text:p>display edit collection form</text:p>
          </table:table-cell>
          <table:table-cell table:number-columns-repeated="1018"/>
        </table:table-row>
        <table:table-row table:style-name="ro1">
          <table:table-cell office:value-type="string">
            <text:p>*</text:p>
          </table:table-cell>
          <table:table-cell office:value-type="string">
            <text:p>/CollectionWork/Delete/Band1/Collection1</text:p>
          </table:table-cell>
          <table:table-cell office:value-type="string">
            <text:p>CollectionWork</text:p>
          </table:table-cell>
          <table:table-cell office:value-type="string">
            <text:p>Delete</text:p>
          </table:table-cell>
          <table:table-cell office:value-type="string">
            <text:p>artistId=Band1, collectionId=Collection1</text:p>
          </table:table-cell>
          <table:table-cell office:value-type="string">
            <text:p>display delete collection form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</text:p>
          </table:table-cell>
          <table:table-cell office:value-type="string">
            <text:p>/Upload</text:p>
          </table:table-cell>
          <table:table-cell office:value-type="string">
            <text:p>Upload</text:p>
          </table:table-cell>
          <table:table-cell office:value-type="string">
            <text:p>SWFUpload</text:p>
          </table:table-cell>
          <table:table-cell/>
          <table:table-cell office:value-type="string">
            <text:p>processes posted data from the swfupload scrip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/Download/Band1/Song1</text:p>
          </table:table-cell>
          <table:table-cell office:value-type="string">
            <text:p>Download</text:p>
          </table:table-cell>
          <table:table-cell office:value-type="string">
            <text:p>Index</text:p>
          </table:table-cell>
          <table:table-cell office:value-type="string">
            <text:p>artistId=Band1, workId=Song1</text:p>
          </table:table-cell>
          <table:table-cell office:value-type="string">
            <text:p>sends song1 (not in a collection) to cli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Download/Band1/Collection1/Song1</text:p>
          </table:table-cell>
          <table:table-cell office:value-type="string">
            <text:p>Download</text:p>
          </table:table-cell>
          <table:table-cell office:value-type="string">
            <text:p>Index</text:p>
          </table:table-cell>
          <table:table-cell office:value-type="string">
            <text:p>artistId=Band1, collectionId=Collection1, workId=Song1</text:p>
          </table:table-cell>
          <table:table-cell office:value-type="string">
            <text:p>sends song1 of Collection1 to client</text:p>
          </table:table-cell>
          <table:table-cell table:number-columns-repeated="1018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4">04/04/2009</text:date>, <text:time>10:1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4T07:18:21.07</meta:creation-date>
    <dc:date>2009-04-04T10:10:44.53</dc:date>
    <meta:editing-duration>PT02H52M21S</meta:editing-duration>
    <meta:editing-cycles>22</meta:editing-cycles>
    <meta:generator>OpenOffice.org/3.0$Win32 OpenOffice.org_project/300m9$Build-9358</meta:generator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